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AA000000A64A9CBD1F.png"/>
  <manifest:file-entry manifest:media-type="image/png" manifest:full-path="Pictures/10000000000001B2000000764EBC8889.png"/>
  <manifest:file-entry manifest:media-type="image/png" manifest:full-path="Pictures/100000000000028300000153A99933D9.png"/>
  <manifest:file-entry manifest:media-type="image/png" manifest:full-path="Pictures/10000000000001F3000001DF68BE24DA.png"/>
  <manifest:file-entry manifest:media-type="image/png" manifest:full-path="Pictures/10000000000000AF000000B5BDD08365.png"/>
  <manifest:file-entry manifest:media-type="image/png" manifest:full-path="Pictures/100000000000016C000000625B1F818F.png"/>
  <manifest:file-entry manifest:media-type="image/png" manifest:full-path="Pictures/100000000000038F0000025424C1AA8C.png"/>
  <manifest:file-entry manifest:media-type="image/png" manifest:full-path="Pictures/1000000000000190000000ED51F979BC.png"/>
  <manifest:file-entry manifest:media-type="image/png" manifest:full-path="Pictures/100000000000021800000168050C3D14.png"/>
  <manifest:file-entry manifest:media-type="image/png" manifest:full-path="Pictures/100000000000020B00000068AD128D08.png"/>
  <manifest:file-entry manifest:media-type="image/png" manifest:full-path="Pictures/10000000000001D3000001114AB9E43B.png"/>
  <manifest:file-entry manifest:media-type="image/png" manifest:full-path="Pictures/100000000000009F000000B2BF730727.png"/>
  <manifest:file-entry manifest:media-type="image/png" manifest:full-path="Pictures/100000000000019F000001442DE280D2.png"/>
  <manifest:file-entry manifest:media-type="image/png" manifest:full-path="Pictures/10000000000000200000002000309F1C.png"/>
  <manifest:file-entry manifest:media-type="image/png" manifest:full-path="Pictures/100000000000015A0000019526A5031F.png"/>
  <manifest:file-entry manifest:media-type="image/png" manifest:full-path="Pictures/10000000000003200000025819812F21.png"/>
  <manifest:file-entry manifest:media-type="image/png" manifest:full-path="Pictures/100000000000025800000165D15EFA0E.png"/>
  <manifest:file-entry manifest:media-type="image/png" manifest:full-path="Pictures/10000000000000F80000015072190889.png"/>
  <manifest:file-entry manifest:media-type="image/png" manifest:full-path="Pictures/1000000000000163000000CACA47525A.png"/>
  <manifest:file-entry manifest:media-type="image/png" manifest:full-path="Pictures/10000000000001840000008930233A41.png"/>
  <manifest:file-entry manifest:media-type="image/png" manifest:full-path="Pictures/100000000000021900000098199AEFD7.png"/>
  <manifest:file-entry manifest:media-type="image/png" manifest:full-path="Pictures/100000000000011E000000749BB7DB3C.png"/>
  <manifest:file-entry manifest:media-type="image/png" manifest:full-path="Pictures/10000000000000FB000000C9191901F6.png"/>
  <manifest:file-entry manifest:media-type="image/png" manifest:full-path="Pictures/1000000000000206000000B067D5462F.png"/>
  <manifest:file-entry manifest:media-type="image/png" manifest:full-path="Pictures/10000000000001C00000013225C52F44.png"/>
  <manifest:file-entry manifest:media-type="image/png" manifest:full-path="Pictures/10000000000001520000002CE0AF3DE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6cm" fo:min-width="11.3cm"/>
    </style:style>
    <style:style style:name="pr1" style:family="presentation" style:parent-style-name="lyt-bluelinesgrad-subtitle">
      <style:graphic-properties draw:fill-color="#ffffff" fo:min-height="19.03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3.86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size="27pt" style:font-size-asian="27pt" style:font-size-complex="27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size="27pt" style:font-size-asian="27pt" style:font-size-complex="27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draw:frame presentation:style-name="pr1" draw:layer="layout" svg:width="25.199cm" svg:height="19.036cm" svg:x="1.4cm" svg:y="0.837cm" presentation:class="subtitle" presentation:user-transformed="true">
          <draw:text-box>
            <text:p>DXライブラリを用いて</text:p>
            <text:p>ブロック崩しを作る Part 3</text:p>
            <text:p/>
            <text:p>構造体を用いてブロック、ボールの描画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今回のスタートソース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6.403cm" svg:height="16.074cm" svg:x="0.997cm" svg:y="4.326cm">
          <draw:image xlink:href="Pictures/10000000000001F3000001DF68BE24DA.png" xlink:type="simple" xlink:show="embed" xlink:actuate="onLoad">
            <text:p/>
          </draw:image>
        </draw:frame>
        <draw:frame draw:style-name="gr3" draw:text-style-name="P2" draw:layer="layout" svg:width="10.628cm" svg:height="3.777cm" svg:x="17.372cm" svg:y="9.623cm">
          <draw:text-box>
            <text:p><text:span text:style-name="T1">Part2</text:span><text:span text:style-name="T1">でやったものは</text:span></text:p>
            <text:p><text:span text:style-name="T1">ほとんど消して</text:span></text:p>
            <text:p><text:span text:style-name="T1">新しく作り直していく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構造体って？？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3">
              <text:list-item>
                <text:p>１つの変数のグループみたいなもの。</text:p>
              </text:list-item>
              <text:list-item>
                <text:p>ゲームなどを作る場合は一つ一つの物体で</text:p>
                <text:p>構造体を作り、変数などを１グループとして</text:p>
                <text:p>まとめることが多い。</text:p>
                <text:p>　　　　　　　　　　例えばブロックなら</text:p>
                <text:p><text:s text:c="36"/>左上の座標のx,y</text:p>
                <text:p><text:s text:c="36"/>縦、横の長さの</text:p>
                <text:p><text:s text:c="36"/>sizeX,sizeY,後は色　</text:p>
              </text:list-item>
            </text:list>
          </draw:text-box>
        </draw:frame>
        <draw:frame draw:style-name="gr2" draw:text-style-name="P1" draw:layer="layout" svg:width="12cm" svg:height="7.545cm" svg:x="1.2cm" svg:y="12.855cm">
          <draw:image xlink:href="Pictures/1000000000000163000000CACA4752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もし</text:span><text:span text:style-name="T2">RPG</text:span><text:span text:style-name="T2">のキャラクターを</text:span><text:span text:style-name="T2"><text:line-break/></text:span><text:span text:style-name="T2">構造体で作るなら</text:span></text:p>
          </draw:text-box>
        </draw:frame>
        <draw:frame presentation:style-name="pr4" draw:layer="layout" svg:width="25.199cm" svg:height="13.86cm" svg:x="1.4cm" svg:y="6.0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1" draw:layer="layout" svg:width="13.6cm" svg:height="10.318cm" svg:x="1.2cm" svg:y="6.282cm">
          <draw:image xlink:href="Pictures/10000000000000FB000000C9191901F6.png" xlink:type="simple" xlink:show="embed" xlink:actuate="onLoad">
            <text:p/>
          </draw:image>
        </draw:frame>
        <draw:frame draw:style-name="gr3" draw:layer="layout" svg:width="10.671cm" svg:height="13.894cm" svg:x="15.6cm" svg:y="6.014cm">
          <draw:text-box>
            <text:p>構造体の文法は</text:p>
            <text:p/>
            <text:p>typedef sturct{<text:line-break/> <text:s text:c="2"/>(パラメータ)<text:line-break/>}(構造体名);</text:p>
            <text:p>という感じである。</text:p>
            <text:p/>
            <text:p>構造体というのは</text:p>
            <text:p>そのキャラの持っているパラメータを</text:p>
            <text:p>まとめたもの。</text:p>
            <text:p/>
            <text:p>と考えるとしっくりくるかもしれない。</text:p>
            <text:p/>
            <text:p>左の例はRPGのキャラクターについて</text:p>
            <text:p>構造体でまとめた例である。</text:p>
            <text:p/>
            <text:p>これによって、</text:p>
            <text:p>Chara_objという変数をまとめた</text:p>
            <text:p>パッケージが完成した。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構造体の使い方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1" draw:layer="layout" svg:width="18.4cm" svg:height="11.6cm" svg:x="4.6cm" svg:y="4.2cm">
          <draw:image xlink:href="Pictures/10000000000001D3000001114AB9E43B.png" xlink:type="simple" xlink:show="embed" xlink:actuate="onLoad">
            <text:p/>
          </draw:image>
        </draw:frame>
        <draw:frame draw:style-name="gr3" draw:text-style-name="P4" draw:layer="layout" svg:width="14.912cm" svg:height="1.238cm" svg:x="5.4cm" svg:y="16.562cm">
          <draw:text-box>
            <text:p><text:span text:style-name="T3">赤線で囲った部分が構造体の宣言</text:span></text:p>
          </draw:text-box>
        </draw:frame>
        <draw:frame draw:style-name="gr3" draw:text-style-name="P4" draw:layer="layout" svg:width="16.682cm" svg:height="2.335cm" svg:x="5.118cm" svg:y="18cm">
          <draw:text-box>
            <text:p><text:span text:style-name="T3">これにより、</text:span><text:span text:style-name="T3">Block_obj</text:span><text:span text:style-name="T3">という</text:span></text:p>
            <text:p><text:span text:style-name="T3">変数のまとまったグループが作られた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構造体の使い方</text:p>
          </draw:text-box>
        </draw:frame>
        <draw:frame presentation:style-name="pr4" draw:text-style-name="P5" draw:layer="layout" svg:width="25.199cm" svg:height="13.86cm" svg:x="1.4cm" svg:y="6.014cm" presentation:class="outline" presentation:user-transformed="true">
          <draw:text-box>
            <text:list text:style-name="L3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header>
              <text:list-item>
                <text:p text:style-name="P5"><text:span text:style-name="T4">構造体のというのはグループを作っただけでは意味がなくて、しっかり宣言してやる必要がある。</text:span></text:p>
              </text:list-item>
              <text:list-item>
                <text:p text:style-name="P5"><text:span text:style-name="T4">宣言方法は普通の</text:span><text:span text:style-name="T4">int</text:span><text:span text:style-name="T4">型と同じように</text:span></text:p>
                <text:p text:style-name="P5"><text:span text:style-name="T4">(</text:span><text:span text:style-name="T4">構造体名) (変数名)のようにする。</text:span></text:p>
              </text:list-item>
              <text:list-item>
                <text:p text:style-name="P5"><text:span text:style-name="T4">ここで作った</text:span><text:span text:style-name="T4">Block</text:span><text:span text:style-name="T4">のことをインスタンスと呼ぶ。</text:span></text:p>
              </text:list-item>
            </text:list>
          </draw:text-box>
        </draw:frame>
        <draw:frame draw:style-name="gr2" draw:text-style-name="P1" draw:layer="layout" svg:width="18.866cm" svg:height="7.625cm" svg:x="4.4cm" svg:y="5cm">
          <draw:image xlink:href="Pictures/10000000000001840000008930233A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構造体の使い方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6.88cm" svg:height="10.685cm" svg:x="0.4cm" svg:y="6.014cm">
          <draw:image xlink:href="Pictures/1000000000000190000000ED51F979BC.png" xlink:type="simple" xlink:show="embed" xlink:actuate="onLoad">
            <text:p/>
          </draw:image>
        </draw:frame>
        <draw:frame draw:style-name="gr3" draw:text-style-name="P6" draw:layer="layout" svg:width="11.585cm" svg:height="13.923cm" svg:x="17.251cm" svg:y="5.475cm">
          <draw:text-box>
            <text:p><text:span text:style-name="T5">Block_obj Block;</text:span></text:p>
            <text:p><text:span text:style-name="T5">という宣言により</text:span></text:p>
            <text:p><text:span text:style-name="T5">Block</text:span><text:span text:style-name="T5">は</text:span><text:span text:style-name="T5">Block_obj</text:span><text:span text:style-name="T5">の</text:span></text:p>
            <text:p><text:span text:style-name="T5">変数グループを扱うことが</text:span></text:p>
            <text:p><text:span text:style-name="T5">できるようになる。</text:span></text:p>
            <text:p><text:span text:style-name="T5"/></text:p>
            <text:p><text:span text:style-name="T5">そしてその変数の</text:span></text:p>
            <text:p><text:span text:style-name="T5">使い方は</text:span></text:p>
            <text:p><text:span text:style-name="T5">←</text:span><text:span text:style-name="T5">のように</text:span><text:span text:style-name="T5">Block.(</text:span><text:span text:style-name="T5">変数名)</text:span></text:p>
            <text:p><text:span text:style-name="T5">のように行う。</text:span></text:p>
            <text:p><text:span text:style-name="T5"/></text:p>
            <text:p><text:span text:style-name="T5">そして初期化をして</text:span></text:p>
            <text:p><text:span text:style-name="T5">メインループ内で実行する。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5.253cm" svg:height="11.4cm" svg:x="0.347cm" svg:y="6.8cm">
          <draw:image xlink:href="Pictures/10000000000001C00000013225C52F44.png" xlink:type="simple" xlink:show="embed" xlink:actuate="onLoad">
            <text:p/>
          </draw:image>
        </draw:frame>
        <draw:frame draw:style-name="gr3" draw:text-style-name="P4" draw:layer="layout" svg:width="13.575cm" svg:height="12.425cm" svg:x="15.225cm" svg:y="7cm">
          <draw:text-box>
            <text:p><text:span text:style-name="T3">この結果は予測できただろう。</text:span></text:p>
            <text:p><text:span text:style-name="T3"/></text:p>
            <text:p><text:span text:style-name="T3">左上が</text:span><text:span text:style-name="T3">Block.x,Block.y</text:span><text:span text:style-name="T3">の座標</text:span></text:p>
            <text:p><text:span text:style-name="T3"/></text:p>
            <text:p><text:span text:style-name="T3">右下が</text:span><text:span text:style-name="T3">Block.x+Block.sizeX,</text:span></text:p>
            <text:p><text:span text:style-name="T3"><text:s text:c="9"/></text:span><text:span text:style-name="T3">Block.y+Block.sizeY</text:span></text:p>
            <text:p><text:span text:style-name="T3">の座標</text:span></text:p>
            <text:p><text:span text:style-name="T3"/></text:p>
            <text:p><text:span text:style-name="T3">構造体のイメージとしては</text:span></text:p>
            <text:p><text:span text:style-name="T3">物体がパラメータを持っている。</text:span></text:p>
            <text:p><text:span text:style-name="T3"/></text:p>
            <text:p><text:span text:style-name="T3">ということに慣れて欲しい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ブロックを大量に作ってみる。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Part 2では二重ループにて場所をずらしながら</text:p>
                <text:p>ブロックを大量に描画した。</text:p>
              </text:list-item>
              <text:list-item>
                <text:p>しかし今回はひとつひとつのブロックが</text:p>
                <text:p>どこの座標にあるか、というのを意識し作る。</text:p>
              </text:list-item>
              <text:list-item>
                <text:p>そこで用いるのが構造体の二重配列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ブロックを大量に作ってみる。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3" draw:text-style-name="P7" draw:layer="layout" svg:width="27.511cm" svg:height="6.083cm" svg:x="0.4cm" svg:y="14.8cm">
          <draw:text-box>
            <text:p><text:span text:style-name="T6">BLOCK_X_NUM</text:span><text:span text:style-name="T6">と</text:span><text:span text:style-name="T6">BLOCK_Y_NUM</text:span><text:span text:style-name="T6">は宣言済み</text:span></text:p>
            <text:p><text:span text:style-name="T6">ここが少し難しいかもしれないが二重配列によって</text:span></text:p>
            <text:p><text:span text:style-name="T6">インスタンスを大量に作っていることが想像出来るだろうか。</text:span></text:p>
            <text:p><text:span text:style-name="T6">さっきは</text:span><text:span text:style-name="T6">Block</text:span><text:span text:style-name="T6">しか宣言していなかったので、</text:span></text:p>
            <text:p><text:span text:style-name="T6">一つしかブロックを作れなかったが、今回は</text:span></text:p>
            <text:p><text:span text:style-name="T6">Block[0][0],Block[0][1]・・・</text:span><text:span text:style-name="T6">と大量にインスタンスを作ったのである。</text:span></text:p>
          </draw:text-box>
        </draw:frame>
        <draw:frame draw:style-name="gr2" draw:text-style-name="P1" draw:layer="layout" svg:width="19.4cm" svg:height="2.55cm" svg:x="2.8cm" svg:y="4.25cm">
          <draw:image xlink:href="Pictures/10000000000001520000002CE0AF3DED.png" xlink:type="simple" xlink:show="embed" xlink:actuate="onLoad">
            <text:p/>
          </draw:image>
        </draw:frame>
        <draw:frame draw:style-name="gr2" draw:text-style-name="P1" draw:layer="layout" svg:width="23.105cm" svg:height="7.4cm" svg:x="1.295cm" svg:y="7.2cm">
          <draw:image xlink:href="Pictures/1000000000000206000000B067D546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ブロックを大量に作ってみる。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24.6cm" svg:height="15.6cm" svg:x="1.6cm" svg:y="3.2cm">
          <draw:image xlink:href="Pictures/100000000000025800000165D15EFA0E.png" xlink:type="simple" xlink:show="embed" xlink:actuate="onLoad">
            <text:p/>
          </draw:image>
        </draw:frame>
        <draw:frame draw:style-name="gr3" draw:layer="layout" svg:width="20.996cm" svg:height="2.31cm" svg:x="3.004cm" svg:y="18.8cm">
          <draw:text-box>
            <text:p>変数名が長くなりがちなので、DrawBoxの引数がすごいことになってるが、</text:p>
            <text:p>やってることはpart2と同じである。</text:p>
            <text:p>ここでも意識したいのは一つ一つの物体がパラメータを持っているといること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ブロックを大量に作ってみる。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21.438cm" svg:height="6.4cm" svg:x="3.362cm" svg:y="7cm">
          <draw:image xlink:href="Pictures/100000000000020B00000068AD128D08.png" xlink:type="simple" xlink:show="embed" xlink:actuate="onLoad">
            <text:p/>
          </draw:image>
        </draw:frame>
        <draw:frame draw:style-name="gr3" draw:text-style-name="P4" draw:layer="layout" svg:width="28.158cm" svg:height="6.283cm" svg:x="0.042cm" svg:y="14cm">
          <draw:text-box>
            <text:p><text:span text:style-name="T3">実行結果は上のようになる。</text:span></text:p>
            <text:p><text:span text:style-name="T3">これは</text:span><text:span text:style-name="T3">part2</text:span><text:span text:style-name="T3">で大量にブロックを描画した時と同じ結果だろう。</text:span></text:p>
            <text:p><text:span text:style-name="T3"/></text:p>
            <text:p><text:span text:style-name="T3">しかし、今回やったのは構造体で大量に</text:span></text:p>
            <text:p><text:span text:style-name="T3">ブロックのインスタンスを作り、一つ一つに対して</text:span></text:p>
            <text:p><text:span text:style-name="T3">パラメータを設定、そして描画したということが前回との違いであ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次はボールを作ってみる。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3">
              <text:list-item>
                <text:p>ボールも構造体で作って見ることにする。</text:p>
                <text:p/>
              </text:list-item>
              <text:list-item>
                <text:p>ボールもひとつの物体としてみた時</text:p>
                <text:p>必要なパラメータを考えそれをパッケージ</text:p>
                <text:p>としてまとめあげる。</text:p>
                <text:p/>
              </text:list-item>
              <text:list-item>
                <text:p>とりあえず今回はボールのx,y座標</text:p>
                <text:p>そして、半径 r ,x方向の速度vx,y方向の速度v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ボールの構造体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14.567cm" svg:height="5.4cm" svg:x="0.433cm" svg:y="5.8cm">
          <draw:image xlink:href="Pictures/100000000000011E000000749BB7DB3C.png" xlink:type="simple" xlink:show="embed" xlink:actuate="onLoad">
            <text:p/>
          </draw:image>
        </draw:frame>
        <draw:frame draw:style-name="gr2" draw:text-style-name="P1" draw:layer="layout" svg:width="11.63cm" svg:height="9.189cm" svg:x="-2.83cm" svg:y="22.31cm">
          <draw:image xlink:href="Pictures/10000000000000AF000000B5BDD08365.png" xlink:type="simple" xlink:show="embed" xlink:actuate="onLoad">
            <text:p/>
          </draw:image>
        </draw:frame>
        <draw:frame draw:style-name="gr4" draw:text-style-name="P8" draw:layer="layout" svg:width="11.8cm" svg:height="11.706cm" svg:x="15cm" svg:y="7.494cm">
          <draw:text-box>
            <text:p text:style-name="P8"><text:span text:style-name="T7">ボールの構造体も同じように</text:span></text:p>
            <text:p text:style-name="P8"><text:span text:style-name="T7"/></text:p>
            <text:p text:style-name="P8"><text:span text:style-name="T7">typedef struct{</text:span><text:span text:style-name="T7"><text:line-break/></text:span><text:span text:style-name="T7"><text:line-break/></text:span><text:span text:style-name="T7"> <text:s text:c="4"/></text:span><text:span text:style-name="T7">パラメータの宣言</text:span><text:span text:style-name="T7"><text:line-break/></text:span><text:span text:style-name="T7"><text:line-break/></text:span><text:span text:style-name="T7">}(構造体名);</text:span></text:p>
            <text:p text:style-name="P8"><text:span text:style-name="T7"/></text:p>
            <text:p text:style-name="P8"><text:span text:style-name="T7">にて作る。</text:span></text:p>
            <text:p text:style-name="P8"><text:span text:style-name="T7"/></text:p>
            <text:p text:style-name="P8"><text:span text:style-name="T7">パラメータのイメージとしては</text:span></text:p>
            <text:p text:style-name="P8"><text:span text:style-name="T7">左図を参照</text:span></text:p>
          </draw:text-box>
        </draw:frame>
        <draw:frame draw:style-name="gr2" draw:text-style-name="P1" draw:layer="layout" svg:width="11.207cm" svg:height="9.31cm" svg:x="1.8cm" svg:y="11.6cm">
          <draw:image xlink:href="Pictures/100000000000009F000000B2BF7307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ボールの構造体の初期値設定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14.4cm" svg:height="13.4cm" svg:x="0.6cm" svg:y="6.4cm">
          <draw:image xlink:href="Pictures/100000000000019F000001442DE280D2.png" xlink:type="simple" xlink:show="embed" xlink:actuate="onLoad">
            <text:p/>
          </draw:image>
        </draw:frame>
        <draw:frame draw:style-name="gr3" draw:text-style-name="P4" draw:layer="layout" svg:width="13.003cm" svg:height="7.49cm" svg:x="15cm" svg:y="9.71cm">
          <draw:text-box>
            <text:p><text:span text:style-name="T3">Ball_obj Ball</text:span><text:span text:style-name="T3">によって</text:span></text:p>
            <text:p><text:span text:style-name="T3">Ball</text:span><text:span text:style-name="T3">というインスタンスに</text:span></text:p>
            <text:p><text:span text:style-name="T3">x,y,r,color,vx,vy</text:span></text:p>
            <text:p><text:span text:style-name="T3">が一気にまとめられた。</text:span></text:p>
            <text:p><text:span text:style-name="T3"/></text:p>
            <text:p><text:span text:style-name="T3">これを左の画像の</text:span></text:p>
            <text:p><text:span text:style-name="T3">下のように各自設定してや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ボールの描画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9.755cm" svg:height="9.2cm" svg:x="3.2cm" svg:y="11.4cm">
          <draw:image xlink:href="Pictures/100000000000015A0000019526A5031F.png" xlink:type="simple" xlink:show="embed" xlink:actuate="onLoad">
            <text:p/>
          </draw:image>
        </draw:frame>
        <draw:frame draw:style-name="gr2" draw:text-style-name="P1" draw:layer="layout" svg:width="19.4cm" svg:height="6.422cm" svg:x="4.6cm" svg:y="4.578cm">
          <draw:image xlink:href="Pictures/100000000000021900000098199AEFD7.png" xlink:type="simple" xlink:show="embed" xlink:actuate="onLoad">
            <text:p/>
          </draw:image>
        </draw:frame>
        <draw:frame draw:style-name="gr3" draw:text-style-name="P8" draw:layer="layout" svg:width="13.198cm" svg:height="8.068cm" svg:x="13.6cm" svg:y="11.806cm">
          <draw:text-box>
            <text:p><text:span text:style-name="T7">ブロックの描画の下に</text:span><text:span text:style-name="T7">DrawCircle</text:span><text:span text:style-name="T7">を</text:span></text:p>
            <text:p><text:span text:style-name="T7">追加すると左の画像のように</text:span></text:p>
            <text:p><text:span text:style-name="T7">球が描画されるだろう。</text:span></text:p>
            <text:p><text:span text:style-name="T7"/></text:p>
            <text:p><text:span text:style-name="T7">さて、つぎはこれを動かすのだが</text:span></text:p>
            <text:p><text:span text:style-name="T7">どうしたよかっただろうか。</text:span></text:p>
            <text:p><text:span text:style-name="T7"/></text:p>
            <text:p><text:span text:style-name="T7">忘れてしまっている場合は</text:span></text:p>
            <text:p><text:span text:style-name="T7">Part 1</text:span><text:span text:style-name="T7">の資料を見てみよう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ボールを動かす。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4cm" svg:height="4.593cm" svg:x="0.6cm" svg:y="6.014cm">
          <draw:image xlink:href="Pictures/100000000000016C000000625B1F818F.png" xlink:type="simple" xlink:show="embed" xlink:actuate="onLoad">
            <text:p/>
          </draw:image>
        </draw:frame>
        <draw:frame draw:style-name="gr2" draw:text-style-name="P1" draw:layer="layout" svg:width="17.013cm" svg:height="8.969cm" svg:x="0.2cm" svg:y="11.631cm">
          <draw:image xlink:href="Pictures/100000000000028300000153A99933D9.png" xlink:type="simple" xlink:show="embed" xlink:actuate="onLoad">
            <text:p/>
          </draw:image>
        </draw:frame>
        <draw:frame draw:style-name="gr3" draw:text-style-name="P7" draw:layer="layout" svg:width="11.145cm" svg:height="11.491cm" svg:x="17.4cm" svg:y="8.228cm">
          <draw:text-box>
            <text:p><text:span text:style-name="T6">描画処理の前に</text:span></text:p>
            <text:p><text:span text:style-name="T6">ボールの</text:span><text:span text:style-name="T6">x,y</text:span><text:span text:style-name="T6">成分に</text:span></text:p>
            <text:p><text:span text:style-name="T6">それぞれ</text:span><text:span text:style-name="T6">vx,vy</text:span><text:span text:style-name="T6">成分</text:span></text:p>
            <text:p><text:span text:style-name="T6">加えてやれば良い</text:span></text:p>
            <text:p><text:span text:style-name="T6"/></text:p>
            <text:p><text:span text:style-name="T6">このようにしてから</text:span></text:p>
            <text:p><text:span text:style-name="T6">プログラムを実行すると</text:span></text:p>
            <text:p><text:span text:style-name="T6">球が動くのがわかるだろう。</text:span></text:p>
            <text:p><text:span text:style-name="T6"/></text:p>
            <text:p><text:span text:style-name="T6">さて、今回のパートでやる</text:span></text:p>
            <text:p><text:span text:style-name="T6">最後のことは</text:span></text:p>
            <text:p><text:span text:style-name="T6">壁で反射させることであ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ボールが壁にあたった時の反射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0.762cm" svg:height="14cm" svg:x="1.438cm" svg:y="5.874cm">
          <draw:image xlink:href="Pictures/10000000000000F80000015072190889.png" xlink:type="simple" xlink:show="embed" xlink:actuate="onLoad">
            <text:p/>
          </draw:image>
        </draw:frame>
        <draw:frame draw:style-name="gr3" draw:text-style-name="P2" draw:layer="layout" svg:width="15.314cm" svg:height="14.219cm" svg:x="12.6cm" svg:y="5.581cm">
          <draw:text-box>
            <text:p><text:span text:style-name="T1">高校物理を習ったことが</text:span></text:p>
            <text:p><text:span text:style-name="T1">ある人はわかると思われる。</text:span></text:p>
            <text:p><text:span text:style-name="T1"/></text:p>
            <text:p><text:span text:style-name="T1">横に進んでいて壁に球が</text:span></text:p>
            <text:p><text:span text:style-name="T1">あたった場合は</text:span></text:p>
            <text:p><text:span text:style-name="T1">反射係数等を一切無視すると、</text:span></text:p>
            <text:p><text:span text:style-name="T1">Y</text:span><text:span text:style-name="T1">方向の速度はそのまま。</text:span></text:p>
            <text:p><text:span text:style-name="T1">X</text:span><text:span text:style-name="T1">方向の速度は大きさが</text:span></text:p>
            <text:p><text:span text:style-name="T1">そのままで方向が</text:span></text:p>
            <text:p><text:span text:style-name="T1">逆になっている。</text:span></text:p>
            <text:p><text:span text:style-name="T1">つまり</text:span><text:span text:style-name="T1">ｘ</text:span><text:span text:style-name="T1">方向の速度は</text:span></text:p>
            <text:p><text:span text:style-name="T1">-1</text:span><text:span text:style-name="T1">倍されていることがわか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ボールが壁にあたった時の反射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20.704cm" svg:height="13.257cm" svg:x="3.496cm" svg:y="4.343cm">
          <draw:image xlink:href="Pictures/100000000000038F0000025424C1AA8C.png" xlink:type="simple" xlink:show="embed" xlink:actuate="onLoad">
            <text:p/>
          </draw:image>
        </draw:frame>
        <draw:frame draw:style-name="gr3" draw:layer="layout" svg:width="23.959cm" svg:height="2.233cm" svg:x="1.641cm" svg:y="18cm">
          <draw:text-box>
            <text:p>画面の座標は上図のようになっている。</text:p>
            <text:p>横の壁にぶつかった場合はx方向の速度を-1倍、同様に上下ならy方向の速度を-1倍。</text:p>
            <text:p>このぶつかるというのは試しに弾を動かした時、壁を越えてしまうかどうか？で判定する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ボールが壁にあたった時の反射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20.683cm" svg:height="6.122cm" svg:x="3.117cm" svg:y="5.878cm">
          <draw:image xlink:href="Pictures/10000000000001B2000000764EBC8889.png" xlink:type="simple" xlink:show="embed" xlink:actuate="onLoad">
            <text:p/>
          </draw:image>
        </draw:frame>
        <draw:frame draw:style-name="gr3" draw:text-style-name="P5" draw:layer="layout" svg:width="25.322cm" svg:height="3.868cm" svg:x="0.878cm" svg:y="15.4cm">
          <draw:text-box>
            <text:p text:style-name="P5"><text:span text:style-name="T4">Ball.x + Ball.vx </text:span><text:span text:style-name="T4">にて 移動後ボールの</text:span><text:span text:style-name="T4">x</text:span><text:span text:style-name="T4">座標はどこにあるかを計算</text:span></text:p>
            <text:p text:style-name="P5"><text:span text:style-name="T4">これが640を越えてしまった場合は壁を突き破ってるということになり</text:span></text:p>
            <text:p text:style-name="P5"><text:span text:style-name="T4">おかしいので速度を反転させる。</text:span></text:p>
            <text:p text:style-name="P5"><text:span text:style-name="T4">このことにより、壁で反射してるように見せかけているのである。</text:span></text:p>
          </draw:text-box>
        </draw:frame>
        <draw:frame draw:style-name="gr2" draw:text-style-name="P1" draw:layer="layout" svg:width="23.471cm" svg:height="9.592cm" svg:x="1.2cm" svg:y="5.2cm">
          <draw:image xlink:href="Pictures/10000000000001AA000000A64A9CBD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ボールが壁にあたった時の反射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20.2cm" svg:height="10.8cm" svg:x="3cm" svg:y="4.8cm">
          <draw:image xlink:href="Pictures/100000000000021800000168050C3D14.png" xlink:type="simple" xlink:show="embed" xlink:actuate="onLoad">
            <text:p/>
          </draw:image>
        </draw:frame>
        <draw:frame draw:style-name="gr3" draw:text-style-name="P7" draw:layer="layout" svg:width="24.2cm" svg:height="2.089cm" svg:x="2cm" svg:y="16.911cm">
          <draw:text-box>
            <text:p text:style-name="P7"><text:span text:style-name="T6">どうしても静止画なので壁に反射してる様子が伝わりづらいが</text:span></text:p>
            <text:p text:style-name="P7"><text:span text:style-name="T6">前ページでの処理を加えたのなら、壁に反射するであろう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4" draw:layer="layout" svg:width="25.199cm" svg:height="13.86cm" svg:x="1.401cm" svg:y="6.8cm" presentation:class="outline" presentation:user-transformed="true">
          <draw:text-box>
            <text:list text:style-name="L3">
              <text:list-item>
                <text:p>ゲームプログラミングでは一つ一つの物体が</text:p>
                <text:p>パラメータを持っていて、それを処理してやる</text:p>
                <text:p>という仕組みで作ることが多い。</text:p>
              </text:list-item>
              <text:list-item>
                <text:p>壁に反射するかどうか確かめる時は</text:p>
                <text:p>試しに動かした時、どこに行くかを計算し、</text:p>
                <text:p>そこで判定を行う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嶋田 裕介</meta:initial-creator>
    <meta:creation-date>2012-02-06T11:13:59.33</meta:creation-date>
    <meta:editing-duration>PT3H42M19S</meta:editing-duration>
    <meta:editing-cycles>3</meta:editing-cycles>
    <dc:date>2012-02-08T23:59:06.90</dc:date>
    <dc:creator>嶋田 裕介</dc:creator>
    <meta:generator>LibreOffice/3.4$Win32 LibreOffice_project/340m1$Build-103</meta:generator>
    <meta:document-statistic meta:object-count="160"/>
  </office:meta>
</office:document-meta>
</file>